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font-weight="bold" style:font-weight-asian="bold" fo:font-size="16pt" style:font-size-asian="16pt"/>
    </style:style>
    <style:style style:name="T2" style:parent-style-name="Standaardalinea-lettertype" style:family="text">
      <style:text-properties fo:font-weight="bold" style:font-weight-asian="bold"/>
    </style:style>
  </office:automatic-styles>
  <office:body>
    <office:text text:use-soft-page-breaks="true">
      <text:p text:style-name="P1">Class Hall (Extends Database)</text:p>
      <text:p text:style-name="Standaard"><text:span text:style-name="T2">+__init__(in number: integer, in seats: integer)</text:span><text:line-break/>//Creates a hall with a given number and amount of seats (all optional). If a key’s value is not given,<text:s/>it is set to Non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halcon</meta:initial-creator>
    <dc:creator>Phalcon</dc:creator>
    <meta:creation-date>2014-11-19T07:57:00Z</meta:creation-date>
    <dc:date>2014-11-19T09:25:00Z</dc:date>
    <meta:template xlink:href="Normal" xlink:type="simple"/>
    <meta:editing-cycles>3</meta:editing-cycles>
    <meta:editing-duration>PT420S</meta:editing-duration>
    <meta:document-statistic meta:page-count="1" meta:paragraph-count="1" meta:word-count="31" meta:character-count="201" meta:row-count="1" meta:non-whitespace-character-count="171"/>
  </office:meta>
</office:document-meta>
</file>